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4e54" officeooo:paragraph-rsid="000b4e54"/>
    </style:style>
    <style:style style:name="P2" style:family="paragraph" style:parent-style-name="Standard">
      <style:text-properties officeooo:rsid="000bc55c" officeooo:paragraph-rsid="000bc55c"/>
    </style:style>
    <style:style style:name="T1" style:family="text">
      <style:text-properties officeooo:rsid="000d4562"/>
    </style:style>
    <style:style style:name="T2" style:family="text">
      <style:text-properties officeooo:rsid="000ed1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ployee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  <text:p text:style-name="P1">Class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E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1"/>
      <text:p text:style-name="P1"/>
      <text:p text:style-name="P1">Location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D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"/>
      <text:p text:style-name="P1">TrainingStatus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ext:soft-page-break/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P1"/>
      <text:p text:style-name="P1"/>
      <text:p text:style-name="P2">1)<text:tab/>all Cname, TotHours and City from all Classes in State = ‘WA’</text:p>
      <text:p text:style-name="P2"/>
      <text:p text:style-name="P2"><text:tab/><text:span text:style-name="T1">#from all tuples in Location, select those whose State = ‘WA’, project their City and LocId attrs.</text:span></text:p>
      <text:p text:style-name="P2"><text:tab/></text:p>
      <text:p text:style-name="P2"><text:tab/><text:span text:style-name="T2">wa_locids(city, locid) =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5:34:50.400700724</meta:creation-date>
    <meta:generator>LibreOffice/5.1.6.2$Linux_X86_64 LibreOffice_project/10m0$Build-2</meta:generator>
    <dc:date>2017-10-09T15:47:05.339238143</dc:date>
    <meta:editing-duration>PT12M15S</meta:editing-duration>
    <meta:editing-cycles>4</meta:editing-cycles>
    <meta:document-statistic meta:table-count="4" meta:image-count="0" meta:object-count="0" meta:page-count="2" meta:paragraph-count="8" meta:word-count="37" meta:character-count="225" meta:non-whitespace-character-count="191"/>
  </office:meta>
</office:document-meta>
</file>